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4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4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7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7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7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7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7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7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7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7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7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7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style-name="ce2"/>
          <table:table-cell table:style-name="ce7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7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7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7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7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7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7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7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7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7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7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7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7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7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7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7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7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7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7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7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7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7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7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7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7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7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09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5" table:style-name="ce8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7">
            <text:p>2014/12/2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0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7">
            <text:p>2015/1/8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1回戦</text:p>
          </table:table-cell>
          <table:table-cell table:number-columns-repeated="4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山崎隆之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7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7">
            <text:p>2015/2/19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3">
            <text:p>12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豊島将之</text:p>
          </table:table-cell>
          <table:table-cell office:value-type="string" table:style-name="ce7">
            <text:p>畠山鎮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7"/>
          <table:table-cell office:value-type="string" table:style-name="ce5">
            <text:p>13回戦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村山慈明</text:p>
          </table:table-cell>
          <table:table-cell office:value-type="string" table:style-name="ce7">
            <text:p>屋敷伸之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木村一基</text:p>
          </table:table-cell>
          <table:table-cell office:value-type="string" table:style-name="ce7">
            <text:p>松尾歩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飯塚祐紀</text:p>
          </table:table-cell>
          <table:table-cell office:value-type="string" table:style-name="ce7">
            <text:p>藤井猛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丸山忠久</text:p>
          </table:table-cell>
          <table:table-cell office:value-type="string" table:style-name="ce7">
            <text:p>佐藤天彦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7">
            <text:p>2015/3/5</text:p>
          </table:table-cell>
          <table:table-cell office:value-type="string" table:style-name="ce7">
            <text:p>谷川浩司</text:p>
          </table:table-cell>
          <table:table-cell office:value-type="string" table:style-name="ce7">
            <text:p>橋本崇載</text:p>
          </table:table-cell>
          <table:table-cell office:value-type="string" table:style-name="ce7">
            <text:p>順位戦</text:p>
          </table:table-cell>
          <table:table-cell office:value-type="string" table:style-name="ce7">
            <text:p>第73期</text:p>
          </table:table-cell>
          <table:table-cell office:value-type="string" table:style-name="ce7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7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7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7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7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7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7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7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7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7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7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7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7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7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7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7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7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7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7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7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7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7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7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7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7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1-19T00:00:00" table:style-name="ce7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0-18T00:00:00" table:style-name="ce7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2-23T00:00:00" table:style-name="ce7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1-19T00:00:00" table:style-name="ce7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0-18T00:00:00" table:style-name="ce7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2-23T00:00:00" table:style-name="ce7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4T08:20:50Z</dc:date>
    <meta:user-defined meta:name="WorkbookGuid">dfd2ee33-1efe-4fa1-a778-61e8eb1776c8</meta:user-defined>
  </office:meta>
</office:document-meta>
</file>